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5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ro18" style:family="table-row">
      <style:table-row-properties style:row-height="1.341cm"/>
    </style:style>
    <style:style style:name="ro19" style:family="table-row">
      <style:table-row-properties style:row-height="1.793cm"/>
    </style:style>
    <style:style style:name="ro20" style:family="table-row">
      <style:table-row-properties style:row-height="1.286cm"/>
    </style:style>
    <style:style style:name="ro21" style:family="table-row">
      <style:table-row-properties style:row-height="1.208cm"/>
    </style:style>
    <style:style style:name="ro22" style:family="table-row">
      <style:table-row-properties style:row-height="1.486cm"/>
    </style:style>
    <style:style style:name="ro23" style:family="table-row">
      <style:table-row-properties style:row-height="1.148cm"/>
    </style:style>
    <style:style style:name="ro24" style:family="table-row">
      <style:table-row-properties style:row-height="1.157cm"/>
    </style:style>
    <style:style style:name="ro25" style:family="table-row">
      <style:table-row-properties style:row-height="1.34cm"/>
    </style:style>
    <style:style style:name="ro26" style:family="table-row">
      <style:table-row-properties style:row-height="1.792cm"/>
    </style:style>
    <style:style style:name="ro27" style:family="table-row">
      <style:table-row-properties style:row-height="1.215cm"/>
    </style:style>
    <style:style style:name="ro28" style:family="table-row">
      <style:table-row-properties style:row-height="1.485cm"/>
    </style:style>
    <style:style style:name="ro29" style:family="table-row">
      <style:table-row-properties style:row-height="1.147cm"/>
    </style:style>
    <style:style style:name="ro30" style:family="table-row">
      <style:table-row-properties style:row-height="1.158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2.15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9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3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4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9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5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5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3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5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6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57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9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0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61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6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3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5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1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1cm" fo:margin-bottom="0.31cm" fo:text-indent="0cm" style:text-autospace="none"/>
    </style:style>
    <style:style style:name="P13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8.1000003814697pt" fo:hyphenate="false"/>
    </style:style>
    <style:style style:name="P28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29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30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31" style:family="paragraph">
      <style:text-properties style:text-position="0% 100%" style:font-name="Arial1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3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4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" style:language-complex="zxx" style:country-complex="none" style:text-scale="100%" fo:hyphenate="false"/>
    </style:style>
    <style:style style:name="P34" style:family="paragraph">
      <style:text-properties style:text-position="0% 100%" style:font-name="Arial1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" style:language-complex="zxx" style:country-complex="none" style:text-scale="100%"/>
    </style:style>
    <style:style style:name="P35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4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4" style:language-asian="zxx" style:country-asian="none" style:font-name-complex="Arial4" style:language-complex="zxx" style:country-complex="none" style:text-scale="100%" fo:hyphenate="false"/>
    </style:style>
    <style:style style:name="P3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37" style:family="paragraph">
      <style:paragraph-properties style:punctuation-wrap="simple" style:writing-mode="lr-tb">
        <style:tab-stops/>
      </style:paragraph-properties>
      <style:text-properties style:text-position="0% 100%" style:font-name="Arial2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38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2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39" style:family="paragraph">
      <style:paragraph-properties style:writing-mode="lr-tb"/>
      <style:text-properties style:text-position="0% 100%" style:font-name="Arial2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40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2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41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font-size="24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42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fo:hyphenate="false"/>
    </style:style>
    <style:style style:name="P44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size="20pt" fo:hyphenate="false"/>
    </style:style>
    <style:style style:name="P45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4pt" fo:hyphenate="false"/>
    </style:style>
    <style:style style:name="P47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1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28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name-complex="Tahoma" style:font-size-complex="12pt" style:language-complex="zxx" style:country-complex="none" style:text-scale="100%"/>
    </style:style>
    <style:style style:name="T30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text-position="0% 100%" style:font-name="Arial2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font-size-asian="12pt" style:language-asian="zxx" style:country-asian="none" style:font-name-complex="Arial1" style:font-size-complex="12pt" style:language-complex="zxx" style:country-complex="none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298cm" svg:height="1.543cm" svg:x="0.4cm" svg:y="1.8cm">
          <text:p><text:span text:style-name="T1">ITT - ICS Continuous Delivery Adoption Dashboard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908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2">Shane Murphy</text:p>
              </table:table-cell>
              <table:table-cell table:style-name="ce2">
                <text:p text:style-name="P3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4"><text:span text:style-name="T4">ITT - ICS CD Adoption Dashboard</text:span></text:p>
              </table:table-cell>
              <table:table-cell table:style-name="ce4">
                <text:p text:style-name="P5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6"><text:span text:style-name="T6">Milestone</text:span></text:p>
              </table:table-cell>
              <table:table-cell>
                <text:p text:style-name="P7"><text:span text:style-name="T7">Target Date</text:span></text:p>
              </table:table-cell>
              <table:table-cell>
                <text:p text:style-name="P7"><text:span text:style-name="T7">Actual Date</text:span></text:p>
              </table:table-cell>
              <table:table-cell table:style-name="ce7">
                <text:p text:style-name="P7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5"><text:span text:style-name="T8">Use cases and Technical Architecture</text:span></text:p>
              </table:table-cell>
              <table:table-cell>
                <text:p text:style-name="P5"><text:span text:style-name="T8">28/10/ 2013</text:span></text:p>
              </table:table-cell>
              <table:table-cell>
                <text:p text:style-name="P5"><text:span text:style-name="T9">22/10/2013</text:span></text:p>
              </table:table-cell>
              <table:table-cell table:style-name="ce10">
                <text:p text:style-name="P8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5"><text:span text:style-name="T8">Prototype V 1</text:span></text:p>
              </table:table-cell>
              <table:table-cell table:style-name="ce9">
                <text:p text:style-name="P5"><text:span text:style-name="T8">11/13/</text:span></text:p>
                <text:p text:style-name="P5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5"><text:span text:style-name="T10">Prototype V 2</text:span></text:p>
              </table:table-cell>
              <table:table-cell>
                <text:p text:style-name="P5"><text:span text:style-name="T8">12/11/</text:span></text:p>
                <text:p text:style-name="P5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9"><text:span text:style-name="T11"/></text:p>
                <text:p text:style-name="P9"><text:span text:style-name="T11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3" draw:layer="layout" svg:width="12.677cm" svg:height="5.501cm" svg:x="13.84cm" svg:y="4.499cm">
          <draw:text-box>
            <text:p text:style-name="P10"><text:span text:style-name="T12">Accomplishments:</text:span></text:p>
            <text:p text:style-name="P10"><text:span text:style-name="T12">Tech Research and Comparison</text:span></text:p>
            <text:p text:style-name="P10"><text:span text:style-name="T12">Installed environment software</text:span></text:p>
            <text:p text:style-name="P10"><text:span text:style-name="T12">User Stories</text:span></text:p>
            <text:list text:style-name="L2">
              <text:list-header>
                <text:p text:style-name="P11"><text:span text:style-name="T13"/></text:p>
              </text:list-header>
            </text:list>
            <text:p text:style-name="P12"><text:span text:style-name="T14"><text:line-break/></text:span><text:span text:style-name="T14"/></text:p>
          </draw:text-box>
        </draw:frame>
        <draw:frame draw:name="Text Frame2" draw:style-name="gr3" draw:text-style-name="P13" draw:layer="layout" svg:width="12.681cm" svg:height="3.977cm" svg:x="13.847cm" svg:y="10.6cm">
          <draw:text-box>
            <text:p text:style-name="P10"><text:span text:style-name="T12">Upcoming Work:</text:span></text:p>
            <text:p text:style-name="P10"><text:span text:style-name="T12">Review User stories With Mentor</text:span></text:p>
            <text:p text:style-name="P10"><text:span text:style-name="T12">Format tech research into tech architecture document and research document.</text:span></text:p>
            <text:list text:style-name="L2">
              <text:list-header>
                <text:p text:style-name="P10"><text:span text:style-name="T15"/></text:p>
              </text:list-header>
            </text:list>
            <text:p text:style-name="P10"><text:span text:style-name="T12"/></text:p>
            <text:p text:style-name="P10"><text:span text:style-name="T16"/></text:p>
            <text:list text:style-name="L1">
              <text:list-header>
                <text:p text:style-name="P14"><text:span text:style-name="T17"/></text:p>
              </text:list-header>
            </text:list>
            <text:p text:style-name="P10"><text:span text:style-name="T12"/></text:p>
            <text:list text:continue-numbering="true" text:style-name="L1">
              <text:list-header>
                <text:p text:style-name="P14"><text:span text:style-name="T17"/></text:p>
              </text:list-header>
            </text:list>
            <text:p text:style-name="P15"><text:span text:style-name="T13"/></text:p>
          </draw:text-box>
        </draw:frame>
        <draw:frame draw:name="Text Frame3" draw:style-name="gr4" draw:text-style-name="P18" draw:layer="layout" svg:width="12.684cm" svg:height="4.573cm" svg:x="13.843cm" svg:y="15.039cm">
          <draw:text-box>
            <text:p text:style-name="P10"><text:span text:style-name="T12">Issues/risks:</text:span></text:p>
            <text:list text:style-name="L2">
              <text:list-header>
                <text:p text:style-name="P16"><text:span text:style-name="T18"/></text:p>
              </text:list-header>
            </text:list>
            <text:p><text:span text:style-name="T19"/></text:p>
            <text:p><text:span text:style-name="T19"/></text:p>
            <text:p><text:span text:style-name="T19"/></text:p>
            <text:p><text:span text:style-name="T19"><text:s text:c="2"/></text:span></text:p>
            <text:p><text:span text:style-name="T19"><text:line-break/></text:span><text:span text:style-name="T19"><text:line-break/></text:span><text:span text:style-name="T16"><text:line-break/></text:span><text:span text:style-name="T16"/></text:p>
            <text:p text:style-name="P10"><text:span text:style-name="T12"/></text:p>
            <text:p text:style-name="P10"><text:span text:style-name="T12"/></text:p>
            <text:list text:continue-numbering="true" text:style-name="L2">
              <text:list-header>
                <text:p text:style-name="P10"><text:span text:style-name="T20"/></text:p>
                <text:p text:style-name="P10"><text:span text:style-name="T21"/></text:p>
                <text:p text:style-name="P10"><text:span text:style-name="T15"/></text:p>
                <text:p text:style-name="P10"><text:span text:style-name="T15"/></text:p>
                <text:p text:style-name="P10"><text:span text:style-name="T15"/></text:p>
                <text:list>
                  <text:list-header>
                    <text:p text:style-name="P10"><text:span text:style-name="T15"/></text:p>
                    <text:p text:style-name="P10"><text:span text:style-name="T15"/></text:p>
                    <text:p text:style-name="P10"><text:span text:style-name="T15"/></text:p>
                    <text:p text:style-name="P10"><text:span text:style-name="T15"/></text:p>
                  </text:list-header>
                  <text:list-item>
                    <text:p text:style-name="P10"><text:span text:style-name="T15"/></text:p>
                  </text:list-item>
                  <text:list-item>
                    <text:p text:style-name="P10"><text:span text:style-name="T15"/></text:p>
                    <text:p text:style-name="P10"><text:span text:style-name="T15"/></text:p>
                    <text:p text:style-name="P10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4"><text:span text:style-name="T16"/></text:p>
              </text:list-header>
              <text:list-item>
                <text:p text:style-name="P14"><text:span text:style-name="T17"/></text:p>
              </text:list-item>
            </text:list>
            <text:p text:style-name="P17"><text:span text:style-name="T17"/></text:p>
            <text:p text:style-name="P10"><text:span text:style-name="T16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9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098cm" svg:height="1.543cm" svg:x="0.6cm" svg:y="1.8cm">
          <text:p text:style-name="P16"><text:span text:style-name="T22">ITT - ICS Continuous Delivery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>
                <text:p text:style-name="P2">Shane Murphy</text:p>
              </table:table-cell>
              <table:table-cell table:style-name="ce2">
                <text:p text:style-name="P3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4"><text:span text:style-name="T24">ITT - ICS CD Adoption Dashboard</text:span></text:p>
              </table:table-cell>
              <table:table-cell table:style-name="ce4">
                <text:p text:style-name="P5"><text:span text:style-name="T5">Gre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764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28">
              <table:table-cell table:style-name="ce27">
                <text:p text:style-name="P6"><text:span text:style-name="T6">Milestone</text:span></text:p>
              </table:table-cell>
              <table:table-cell>
                <text:p text:style-name="P7"><text:span text:style-name="T7">Target Date</text:span></text:p>
              </table:table-cell>
              <table:table-cell>
                <text:p text:style-name="P7"><text:span text:style-name="T7">Actual Date</text:span></text:p>
              </table:table-cell>
              <table:table-cell table:style-name="ce29">
                <text:p text:style-name="P7"><text:span text:style-name="T6">Status</text:span></text:p>
              </table:table-cell>
            </table:table-row>
            <table:table-row table:style-name="ro12" table:default-cell-style-name="ce9">
              <table:table-cell table:style-name="ce8">
                <text:p text:style-name="P5"><text:span text:style-name="T8">Use cases and Technical Architecture</text:span></text:p>
              </table:table-cell>
              <table:table-cell>
                <text:p text:style-name="P5"><text:span text:style-name="T8">28/10/ 2013</text:span></text:p>
              </table:table-cell>
              <table:table-cell>
                <text:p text:style-name="P5"><text:span text:style-name="T9">22/10/2013</text:span></text:p>
              </table:table-cell>
              <table:table-cell table:style-name="ce10">
                <text:p text:style-name="P8"><text:span text:style-name="T8">Completed</text:span></text:p>
              </table:table-cell>
            </table:table-row>
            <table:table-row table:style-name="ro12">
              <table:table-cell table:style-name="ce8">
                <text:p text:style-name="P5"><text:span text:style-name="T8">Prototype V 1</text:span></text:p>
              </table:table-cell>
              <table:table-cell table:style-name="ce9">
                <text:p text:style-name="P5"><text:span text:style-name="T8">11/13/</text:span></text:p>
                <text:p text:style-name="P5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13" table:default-cell-style-name="ce9">
              <table:table-cell table:style-name="ce8">
                <text:p text:style-name="P5"><text:span text:style-name="T10">Prototype V 2</text:span></text:p>
              </table:table-cell>
              <table:table-cell>
                <text:p text:style-name="P5"><text:span text:style-name="T8">12/11/</text:span></text:p>
                <text:p text:style-name="P5"><text:span text:style-name="T8">2013</text:span></text:p>
              </table:table-cell>
              <table:table-cell/>
              <table:table-cell table:style-name="ce13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9"><text:span text:style-name="T11"/></text:p>
                <text:p text:style-name="P9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20" draw:layer="layout" svg:width="12.677cm" svg:height="5.234cm" svg:x="13.873cm" svg:y="4.766cm">
          <draw:text-box>
            <text:p text:style-name="P10"><text:span text:style-name="T20">Accomplishments:</text:span></text:p>
            <text:list text:style-name="L2">
              <text:list-item>
                <text:p text:style-name="P15"><text:span text:style-name="T25"><text:s/></text:span><text:span text:style-name="T25">Completed Use Cases</text:span></text:p>
              </text:list-item>
              <text:list-item>
                <text:p text:style-name="P15"><text:span text:style-name="T26"><text:s/></text:span><text:span text:style-name="T26">Decided on Technologies to be implemented</text:span></text:p>
                <text:list>
                  <text:list-item>
                    <text:p text:style-name="P15"><text:span text:style-name="T26">Learning Groovy/Grails basics (Tutorials)</text:span></text:p>
                  </text:list-item>
                </text:list>
              </text:list-item>
              <text:list-item>
                <text:p text:style-name="P15"><text:span text:style-name="T26"><text:s/></text:span><text:span text:style-name="T26">Set up IDE environment</text:span></text:p>
              </text:list-item>
              <text:list-item>
                <text:p text:style-name="P15"><text:span text:style-name="T26"><text:s/></text:span><text:span text:style-name="T26">Looking at IBM OneUI files and documentation</text:span></text:p>
              </text:list-item>
              <text:list-item>
                <text:p text:style-name="P15"><text:span text:style-name="T26"><text:s/></text:span><text:span text:style-name="T26">Class Diagrams</text:span></text:p>
              </text:list-item>
              <text:list-item>
                <text:p text:style-name="P15"><text:span text:style-name="T26"><text:s/></text:span><text:span text:style-name="T26">Logical Architecture Diagram</text:span></text:p>
              </text:list-item>
            </text:list>
          </draw:text-box>
        </draw:frame>
        <draw:frame draw:name="Text Frame2" draw:style-name="gr8" draw:text-style-name="P20" draw:layer="layout" svg:width="12.681cm" svg:height="3.977cm" svg:x="13.847cm" svg:y="10.6cm">
          <draw:text-box>
            <text:p text:style-name="P10"><text:span text:style-name="T20">Upcoming Work:</text:span></text:p>
            <text:list text:style-name="L2">
              <text:list-item>
                <text:p text:style-name="P10"><text:span text:style-name="T15"><text:s/></text:span><text:span text:style-name="T15">Use OneUI files to create View Templates in grails</text:span></text:p>
              </text:list-item>
              <text:list-item>
                <text:p text:style-name="P10"><text:span text:style-name="T15"><text:s/></text:span><text:span text:style-name="T15">Create Model classes based on Class Diagrams</text:span></text:p>
              </text:list-item>
            </text:list>
            <text:p text:style-name="P10"><text:span text:style-name="T20"/></text:p>
            <text:p text:style-name="P10"><text:span text:style-name="T15"/></text:p>
            <text:list text:style-name="L1">
              <text:list-header>
                <text:p text:style-name="P10"><text:span text:style-name="T15"/></text:p>
              </text:list-header>
            </text:list>
            <text:p text:style-name="P10"><text:span text:style-name="T20"/></text:p>
            <text:list text:continue-numbering="true" text:style-name="L1">
              <text:list-header>
                <text:p text:style-name="P10"><text:span text:style-name="T15"/></text:p>
              </text:list-header>
            </text:list>
            <text:p text:style-name="P15"><text:span text:style-name="T25"/></text:p>
          </draw:text-box>
        </draw:frame>
        <draw:frame draw:name="Text Frame3" draw:style-name="gr9" draw:text-style-name="P21" draw:layer="layout" svg:width="12.684cm" svg:height="4.573cm" svg:x="13.843cm" svg:y="15.039cm">
          <draw:text-box>
            <text:p text:style-name="P10"><text:span text:style-name="T20">Issues/risks:</text:span></text:p>
            <text:list text:style-name="L2">
              <text:list-item>
                <text:p text:style-name="P16"><text:span text:style-name="T18"><text:s/></text:span></text:p>
              </text:list-item>
            </text:list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<text:s text:c="2"/></text:span></text:p>
            <text:p text:style-name="P16"><text:span text:style-name="T18"><text:line-break/></text:span><text:span text:style-name="T18"><text:line-break/></text:span><text:span text:style-name="T15"><text:line-break/></text:span><text:span text:style-name="T15"/></text:p>
            <text:p text:style-name="P10"><text:span text:style-name="T20"/></text:p>
            <text:p text:style-name="P10"><text:span text:style-name="T20"/></text:p>
            <text:list text:continue-numbering="true" text:style-name="L2">
              <text:list-header>
                <text:p text:style-name="P10"><text:span text:style-name="T20"/></text:p>
                <text:p text:style-name="P10"><text:span text:style-name="T15"/></text:p>
                <text:p text:style-name="P10"><text:span text:style-name="T15"/></text:p>
                <text:p text:style-name="P10"><text:span text:style-name="T15"/></text:p>
                <text:p text:style-name="P10"><text:span text:style-name="T15"/></text:p>
                <text:list>
                  <text:list-header>
                    <text:p text:style-name="P10"><text:span text:style-name="T15"/></text:p>
                    <text:p text:style-name="P10"><text:span text:style-name="T15"/></text:p>
                    <text:p text:style-name="P10"><text:span text:style-name="T15"/></text:p>
                    <text:p text:style-name="P10"><text:span text:style-name="T15"/></text:p>
                  </text:list-header>
                  <text:list-item>
                    <text:p text:style-name="P10"><text:span text:style-name="T15"/></text:p>
                  </text:list-item>
                  <text:list-item>
                    <text:p text:style-name="P10"><text:span text:style-name="T15"/></text:p>
                    <text:p text:style-name="P10"><text:span text:style-name="T15"/></text:p>
                    <text:p text:style-name="P10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0"><text:span text:style-name="T15"/></text:p>
              </text:list-header>
              <text:list-item>
                <text:p text:style-name="P10"><text:span text:style-name="T15"/></text:p>
              </text:list-item>
            </text:list>
            <text:p text:style-name="P17"><text:span text:style-name="T15"/></text:p>
            <text:p text:style-name="P10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9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2" draw:layer="layout" svg:width="12.427cm" svg:height="0.843cm" svg:x="0.271cm" svg:y="1.7cm">
          <text:p text:style-name="P16"><text:span text:style-name="T22">ITT – ICS CD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>
                <text:p text:style-name="P2"><text:span text:style-name="T27">Shane Murphy</text:span></text:p>
              </table:table-cell>
              <table:table-cell table:style-name="ce2">
                <text:p text:style-name="P3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4"><text:span text:style-name="T4">ITT –</text:span><text:span text:style-name="T24"> ICS CD Adoption Dashboard</text:span></text:p>
              </table:table-cell>
              <table:table-cell table:style-name="ce4">
                <text:p text:style-name="P5"><text:span text:style-name="T5">Gree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762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8" table:default-cell-style-name="ce6">
              <table:table-cell table:style-name="ce5">
                <text:p text:style-name="P6"><text:span text:style-name="T28">Milestone</text:span></text:p>
              </table:table-cell>
              <table:table-cell>
                <text:p text:style-name="P7"><text:span text:style-name="T7">Target Date</text:span></text:p>
              </table:table-cell>
              <table:table-cell>
                <text:p text:style-name="P7"><text:span text:style-name="T7">Actual Date</text:span></text:p>
              </table:table-cell>
              <table:table-cell table:style-name="ce7">
                <text:p text:style-name="P7"><text:span text:style-name="T6">Status</text:span></text:p>
              </table:table-cell>
            </table:table-row>
            <table:table-row table:style-name="ro19" table:default-cell-style-name="ce9">
              <table:table-cell table:style-name="ce8">
                <text:p text:style-name="P5"><text:span text:style-name="T8">Use cases and Technical Architecture</text:span></text:p>
              </table:table-cell>
              <table:table-cell>
                <text:p text:style-name="P5"><text:span text:style-name="T8">28/10/ 2013</text:span></text:p>
              </table:table-cell>
              <table:table-cell>
                <text:p text:style-name="P5"><text:span text:style-name="T9">22/10/2013</text:span></text:p>
              </table:table-cell>
              <table:table-cell table:style-name="ce44"/>
            </table:table-row>
            <table:table-row table:style-name="ro20">
              <table:table-cell table:style-name="ce8">
                <text:p text:style-name="P5"><text:span text:style-name="T8">Prototype V 1</text:span></text:p>
              </table:table-cell>
              <table:table-cell table:style-name="ce9">
                <text:p text:style-name="P5"><text:span text:style-name="T8">11/13/</text:span></text:p>
                <text:p text:style-name="P5"><text:span text:style-name="T8">2013</text:span></text:p>
              </table:table-cell>
              <table:table-cell table:style-name="ce11"/>
              <table:table-cell table:style-name="ce33"/>
            </table:table-row>
            <table:table-row table:style-name="ro21" table:default-cell-style-name="ce9">
              <table:table-cell table:style-name="ce8">
                <text:p text:style-name="P5"><text:span text:style-name="T10">Prototype V 2</text:span></text:p>
              </table:table-cell>
              <table:table-cell>
                <text:p text:style-name="P5"><text:span text:style-name="T8">12/11/</text:span></text:p>
                <text:p text:style-name="P5"><text:span text:style-name="T8">2013</text:span></text:p>
              </table:table-cell>
              <table:table-cell/>
              <table:table-cell table:style-name="ce45"/>
            </table:table-row>
            <table:table-row table:style-name="ro6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22">
              <table:table-cell table:style-name="ce30"/>
              <table:table-cell table:style-name="ce31"/>
              <table:table-cell table:style-name="ce32">
                <text:p text:style-name="P9"><text:span text:style-name="T11"/></text:p>
                <text:p text:style-name="P9"><text:span text:style-name="T11"/></text:p>
              </table:table-cell>
              <table:table-cell table:style-name="ce34"/>
            </table:table-row>
            <table:table-row table:style-name="ro23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23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24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4" draw:layer="layout" svg:width="12.677cm" svg:height="6.287cm" svg:x="13.873cm" svg:y="4.766cm">
          <draw:text-box>
            <text:p text:style-name="P10"><text:span text:style-name="T20">Accomplishments:</text:span></text:p>
            <text:list text:style-name="L2">
              <text:list-item>
                <text:p text:style-name="P15"><text:span text:style-name="T25"><text:s/></text:span><text:span text:style-name="T25">Installed extra RAM</text:span></text:p>
              </text:list-item>
              <text:list-item>
                <text:p text:style-name="P15"><text:span text:style-name="T25"><text:s/></text:span><text:span text:style-name="T25">After additional research, switched from REST API to Java API</text:span></text:p>
              </text:list-item>
              <text:list-item>
                <text:p text:style-name="P15"><text:span text:style-name="T25"><text:s/></text:span><text:span text:style-name="T25">Identified where to find information needed for summary statistics in RTC (Build Duration, SPRs, Defects).</text:span></text:p>
              </text:list-item>
              <text:list-item>
                <text:p text:style-name="P15"><text:span text:style-name="T25">Created RTC Service which can access projects (Teams) and all builds under these projects. Access to members of each team also provided.</text:span></text:p>
              </text:list-item>
              <text:list-item>
                <text:p text:style-name="P15"><text:span text:style-name="T25">Updates to class diagrams as more information obtained from returns in the code.</text:span></text:p>
              </text:list-item>
              <text:list-item>
                <text:p text:style-name="P15"><text:span text:style-name="T25"><text:s/></text:span><text:span text:style-name="T25">Updated models to hold information that may be relevant where more granularity may be of use.</text:span></text:p>
              </text:list-item>
            </text:list>
            <text:p text:style-name="P23"><text:span text:style-name="T26"><text:line-break/></text:span><text:span text:style-name="T26"/></text:p>
          </draw:text-box>
        </draw:frame>
        <draw:frame draw:name="Text Frame2" draw:style-name="gr12" draw:text-style-name="P24" draw:layer="layout" svg:width="12.681cm" svg:height="3.5cm" svg:x="13.847cm" svg:y="11.5cm">
          <draw:text-box>
            <text:p text:style-name="P10"><text:span text:style-name="T20">Upcoming Work:</text:span></text:p>
            <text:list text:style-name="L2">
              <text:list-item>
                <text:p text:style-name="P10"><text:span text:style-name="T15"><text:s/></text:span><text:span text:style-name="T15">Access Work Items for each project (For Defects and SPRs).</text:span></text:p>
              </text:list-item>
              <text:list-item>
                <text:p text:style-name="P10"><text:span text:style-name="T15"><text:s/></text:span><text:span text:style-name="T15">Database setup methods. (Retrieve all information and store it as a starting context to be later updated by other methods)</text:span></text:p>
              </text:list-item>
              <text:list-item>
                <text:p text:style-name="P10"><text:span text:style-name="T15"><text:s/></text:span><text:span text:style-name="T15">Asses how to access information in RQM. </text:span></text:p>
              </text:list-item>
            </text:list>
            <text:p text:style-name="P10"><text:span text:style-name="T20"/></text:p>
            <text:p text:style-name="P10"><text:span text:style-name="T15"/></text:p>
            <text:list text:style-name="L1">
              <text:list-header>
                <text:p text:style-name="P10"><text:span text:style-name="T15"/></text:p>
              </text:list-header>
            </text:list>
            <text:p text:style-name="P10"><text:span text:style-name="T20"/></text:p>
            <text:list text:continue-numbering="true" text:style-name="L1">
              <text:list-header>
                <text:p text:style-name="P10"><text:span text:style-name="T15"/></text:p>
              </text:list-header>
            </text:list>
            <text:p text:style-name="P15"><text:span text:style-name="T25"/></text:p>
          </draw:text-box>
        </draw:frame>
        <draw:frame draw:name="Text Frame3" draw:style-name="gr13" draw:text-style-name="P25" draw:layer="layout" svg:width="12.684cm" svg:height="3.761cm" svg:x="13.843cm" svg:y="15.639cm">
          <draw:text-box>
            <text:p text:style-name="P10"><text:span text:style-name="T20">Issues/risks:</text:span></text:p>
            <text:list text:style-name="L2">
              <text:list-item>
                <text:p text:style-name="P16"><text:span text:style-name="T18"><text:s/></text:span><text:span text:style-name="T18">OneUi CSS is not being applied to HTML for some reason. </text:span></text:p>
                <text:p text:style-name="P16"><text:span text:style-name="T18"/></text:p>
              </text:list-item>
            </text:list>
            <text:p text:style-name="P16"><text:span text:style-name="T18"/></text:p>
            <text:p text:style-name="P16"><text:span text:style-name="T18"><text:s text:c="2"/></text:span></text:p>
            <text:p text:style-name="P16"><text:span text:style-name="T18"><text:line-break/></text:span><text:span text:style-name="T18"><text:line-break/></text:span><text:span text:style-name="T15"><text:line-break/></text:span><text:span text:style-name="T15"/></text:p>
            <text:p text:style-name="P10"><text:span text:style-name="T20"/></text:p>
            <text:p text:style-name="P10"><text:span text:style-name="T20"/></text:p>
            <text:list text:continue-numbering="true" text:style-name="L2">
              <text:list-header>
                <text:p text:style-name="P10"><text:span text:style-name="T20"/></text:p>
                <text:p text:style-name="P10"><text:span text:style-name="T15"/></text:p>
                <text:p text:style-name="P10"><text:span text:style-name="T15"/></text:p>
                <text:p text:style-name="P10"><text:span text:style-name="T15"/></text:p>
                <text:p text:style-name="P10"><text:span text:style-name="T15"/></text:p>
                <text:list>
                  <text:list-header>
                    <text:p text:style-name="P10"><text:span text:style-name="T15"/></text:p>
                    <text:p text:style-name="P10"><text:span text:style-name="T15"/></text:p>
                    <text:p text:style-name="P10"><text:span text:style-name="T15"/></text:p>
                    <text:p text:style-name="P10"><text:span text:style-name="T15"/></text:p>
                  </text:list-header>
                  <text:list-item>
                    <text:p text:style-name="P10"><text:span text:style-name="T15"/></text:p>
                  </text:list-item>
                  <text:list-item>
                    <text:p text:style-name="P10"><text:span text:style-name="T15"/></text:p>
                    <text:p text:style-name="P10"><text:span text:style-name="T15"/></text:p>
                    <text:p text:style-name="P10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0"><text:span text:style-name="T15"/></text:p>
              </text:list-header>
              <text:list-item>
                <text:p text:style-name="P10"><text:span text:style-name="T15"/></text:p>
              </text:list-item>
            </text:list>
            <text:p text:style-name="P17"><text:span text:style-name="T15"/></text:p>
            <text:p text:style-name="P10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2" draw:layer="Layout" svg:width="12.427cm" svg:height="0.843cm" svg:x="0.271cm" svg:y="1.7cm">
          <text:p text:style-name="P27"><text:span text:style-name="T22">ITT – ICS CD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46">
                <text:p text:style-name="P28"><text:span text:style-name="T27">Shane Murphy</text:span></text:p>
              </table:table-cell>
              <table:table-cell table:style-name="ce47">
                <text:p text:style-name="P29"><text:span text:style-name="T3">Overall Status</text:span></text:p>
              </table:table-cell>
            </table:table-row>
            <table:table-row table:style-name="ro2">
              <table:table-cell table:style-name="ce48">
                <text:p text:style-name="P30"><text:span text:style-name="T4">ITT –</text:span><text:span text:style-name="T24"> ICS CD Adoption Dashboard</text:span></text:p>
              </table:table-cell>
              <table:table-cell table:style-name="ce49">
                <text:p text:style-name="P31"><text:span text:style-name="T5">Gree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913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5" table:default-cell-style-name="ce51">
              <table:table-cell table:style-name="ce50">
                <text:p text:style-name="P32"><text:span text:style-name="T28">Milestone</text:span></text:p>
              </table:table-cell>
              <table:table-cell>
                <text:p text:style-name="P33"><text:span text:style-name="T7">Target Date</text:span></text:p>
              </table:table-cell>
              <table:table-cell>
                <text:p text:style-name="P33"><text:span text:style-name="T7">Actual Date</text:span></text:p>
              </table:table-cell>
              <table:table-cell>
                <text:p text:style-name="P33"><text:span text:style-name="T6">Status</text:span></text:p>
              </table:table-cell>
            </table:table-row>
            <table:table-row table:style-name="ro26" table:default-cell-style-name="ce52">
              <table:table-cell>
                <text:p text:style-name="P34"><text:span text:style-name="T29">Use cases and Technical Architecture</text:span></text:p>
              </table:table-cell>
              <table:table-cell>
                <text:p text:style-name="P34"><text:span text:style-name="T29">28/10/ 2013</text:span></text:p>
              </table:table-cell>
              <table:table-cell table:style-name="ce53">
                <text:p text:style-name="P34"><text:span text:style-name="T9">22/10/2013</text:span></text:p>
              </table:table-cell>
              <table:table-cell table:style-name="ce54">
                <text:p text:style-name="P35"><text:span text:style-name="T29">Complete</text:span></text:p>
              </table:table-cell>
            </table:table-row>
            <table:table-row table:style-name="ro20" table:default-cell-style-name="ce52">
              <table:table-cell>
                <text:p text:style-name="P34"><text:span text:style-name="T29">Prototype 1</text:span></text:p>
              </table:table-cell>
              <table:table-cell>
                <text:p text:style-name="P34"><text:span text:style-name="T29">11/12/</text:span></text:p>
                <text:p text:style-name="P34"><text:span text:style-name="T29">2013</text:span></text:p>
              </table:table-cell>
              <table:table-cell table:style-name="ce55">
                <text:p text:style-name="P31"><text:span text:style-name="T29">11/12/</text:span></text:p>
                <text:p text:style-name="P31"><text:span text:style-name="T29">2013</text:span></text:p>
              </table:table-cell>
              <table:table-cell table:style-name="ce56">
                <text:p text:style-name="P36"><text:span text:style-name="T29">Complete</text:span></text:p>
              </table:table-cell>
            </table:table-row>
            <table:table-row table:style-name="ro27">
              <table:table-cell table:style-name="ce57">
                <text:p text:style-name="P37"><text:span text:style-name="T30">Prototype 2 – Exam Break</text:span></text:p>
              </table:table-cell>
              <table:table-cell table:style-name="ce58">
                <text:p text:style-name="P38"><text:span text:style-name="T30">10/01/</text:span></text:p>
                <text:p text:style-name="P38"><text:span text:style-name="T30">2014</text:span></text:p>
              </table:table-cell>
              <table:table-cell table:style-name="ce52"/>
              <table:table-cell table:style-name="ce59"/>
            </table:table-row>
            <table:table-row table:style-name="ro6">
              <table:table-cell table:style-name="ce60">
                <text:p text:style-name="P39"><text:span text:style-name="T31">Restart Dev</text:span></text:p>
              </table:table-cell>
              <table:table-cell table:style-name="ce61">
                <text:p text:style-name="P40"><text:span text:style-name="T30">03/02</text:span></text:p>
                <text:p text:style-name="P40"><text:span text:style-name="T30">2014</text:span></text:p>
              </table:table-cell>
              <table:table-cell table:style-name="ce62"/>
              <table:table-cell table:style-name="ce56"/>
            </table:table-row>
            <table:table-row table:style-name="ro28" table:default-cell-style-name="ce60">
              <table:table-cell>
                <text:p text:style-name="P39"><text:span text:style-name="T30">Easter Break</text:span></text:p>
              </table:table-cell>
              <table:table-cell>
                <text:p text:style-name="P39"><text:span text:style-name="T30">14/04</text:span></text:p>
                <text:p text:style-name="P39"><text:span text:style-name="T30">2014</text:span></text:p>
              </table:table-cell>
              <table:table-cell table:style-name="ce62">
                <text:p text:style-name="P41"><text:span text:style-name="T11"/></text:p>
                <text:p text:style-name="P41"><text:span text:style-name="T11"/></text:p>
              </table:table-cell>
              <table:table-cell table:style-name="ce63"/>
            </table:table-row>
            <table:table-row table:style-name="ro29" table:default-cell-style-name="ce60">
              <table:table-cell>
                <text:p text:style-name="P39"><text:span text:style-name="T30">Complete</text:span></text:p>
              </table:table-cell>
              <table:table-cell>
                <text:p text:style-name="P39"><text:span text:style-name="T30">07/05/</text:span></text:p>
                <text:p text:style-name="P39"><text:span text:style-name="T30">2014</text:span></text:p>
              </table:table-cell>
              <table:table-cell table:style-name="ce64"/>
              <table:table-cell table:style-name="ce65"/>
            </table:table-row>
            <table:table-row table:style-name="ro29" table:default-cell-style-name="ce60">
              <table:table-cell>
                <text:p text:style-name="P39"><text:span text:style-name="T30">Demo and Handover </text:span></text:p>
              </table:table-cell>
              <table:table-cell>
                <text:p text:style-name="P39"><text:span text:style-name="T30">12/05</text:span></text:p>
                <text:p text:style-name="P39"><text:span text:style-name="T30">2014</text:span></text:p>
              </table:table-cell>
              <table:table-cell table:style-name="ce64"/>
              <table:table-cell table:style-name="ce66"/>
            </table:table-row>
            <table:table-row table:style-name="ro30" table:default-cell-style-name="ce67">
              <table:table-cell/>
              <table:table-cell/>
              <table:table-cell table:style-name="ce64"/>
              <table:table-cell table:style-name="ce66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4" draw:layer="layout" svg:width="12.677cm" svg:height="6.287cm" svg:x="13.873cm" svg:y="4.766cm">
          <draw:text-box>
            <text:p text:style-name="P42"><text:span text:style-name="T20">Accomplishments:</text:span></text:p>
            <text:list text:style-name="L2">
              <text:list-item>
                <text:p text:style-name="P43"><text:span text:style-name="T25"><text:s/></text:span><text:span text:style-name="T25">Installed extra RAM</text:span></text:p>
              </text:list-item>
              <text:list-item>
                <text:p text:style-name="P43"><text:span text:style-name="T25"><text:s/></text:span><text:span text:style-name="T25">After additional research, switched from REST API to Java API</text:span></text:p>
              </text:list-item>
              <text:list-item>
                <text:p text:style-name="P43"><text:span text:style-name="T25"><text:s/></text:span><text:span text:style-name="T25">Identified where to find information needed for summary statistics in RTC (Build Duration, SPRs, Defects).</text:span></text:p>
              </text:list-item>
              <text:list-item>
                <text:p text:style-name="P43"><text:span text:style-name="T25">Created RTC Service which can access projects (Teams) and all builds under these projects. Access to members of each team also provided.</text:span></text:p>
              </text:list-item>
              <text:list-item>
                <text:p text:style-name="P43"><text:span text:style-name="T25">Updates to class diagrams as more information obtained from returns in the code.</text:span></text:p>
              </text:list-item>
              <text:list-item>
                <text:p text:style-name="P43"><text:span text:style-name="T25"><text:s/></text:span><text:span text:style-name="T25">Updated models to hold information that may be relevant where more granularity may be of use.</text:span></text:p>
              </text:list-item>
            </text:list>
            <text:p text:style-name="P44"><text:span text:style-name="T26"><text:line-break/></text:span><text:span text:style-name="T26"/></text:p>
          </draw:text-box>
        </draw:frame>
        <draw:frame draw:name="Text Frame2" draw:style-name="gr16" draw:text-style-name="P24" draw:layer="layout" svg:width="12.681cm" svg:height="3.977cm" svg:x="13.847cm" svg:y="11.7cm">
          <draw:text-box>
            <text:p text:style-name="P42"><text:span text:style-name="T20">Upcoming Work:</text:span></text:p>
            <text:list text:style-name="L2">
              <text:list-item>
                <text:p text:style-name="P42"><text:span text:style-name="T15"><text:s/></text:span><text:span text:style-name="T15">Access Work Items for each project (For Defects and SPRs).</text:span></text:p>
              </text:list-item>
              <text:list-item>
                <text:p text:style-name="P42"><text:span text:style-name="T15"><text:s/></text:span><text:span text:style-name="T15">Database setup methods. (Retrieve all information and store it as a starting context to be later updated by other methods)</text:span></text:p>
              </text:list-item>
              <text:list-item>
                <text:p text:style-name="P42"><text:span text:style-name="T15"><text:s/></text:span><text:span text:style-name="T15">Asses how to access information in RQM. </text:span></text:p>
              </text:list-item>
            </text:list>
            <text:p text:style-name="P42"><text:span text:style-name="T20"/></text:p>
            <text:p text:style-name="P42"><text:span text:style-name="T15"/></text:p>
            <text:list text:style-name="L1">
              <text:list-header>
                <text:p text:style-name="P42"><text:span text:style-name="T15"/></text:p>
              </text:list-header>
            </text:list>
            <text:p text:style-name="P42"><text:span text:style-name="T20"/></text:p>
            <text:list text:continue-numbering="true" text:style-name="L1">
              <text:list-header>
                <text:p text:style-name="P42"><text:span text:style-name="T15"/></text:p>
              </text:list-header>
            </text:list>
            <text:p text:style-name="P43"><text:span text:style-name="T25"/></text:p>
          </draw:text-box>
        </draw:frame>
        <draw:frame draw:name="Text Frame3" draw:style-name="gr17" draw:text-style-name="P25" draw:layer="layout" svg:width="12.684cm" svg:height="3.161cm" svg:x="13.843cm" svg:y="16.239cm">
          <draw:text-box>
            <text:p text:style-name="P45"><text:span text:style-name="T20">Issues/risks:</text:span></text:p>
            <text:list text:style-name="L2">
              <text:list-item>
                <text:p text:style-name="P46"><text:span text:style-name="T18"><text:s/></text:span><text:span text:style-name="T18">OneUi CSS is not being applied to HTML for some reason. </text:span></text:p>
                <text:p text:style-name="P46"><text:span text:style-name="T18"/></text:p>
              </text:list-item>
            </text:list>
            <text:p text:style-name="P46"><text:span text:style-name="T18"/></text:p>
            <text:p text:style-name="P46"><text:span text:style-name="T18"><text:s text:c="2"/></text:span></text:p>
            <text:p text:style-name="P46"><text:span text:style-name="T18"><text:line-break/></text:span><text:span text:style-name="T18"><text:line-break/></text:span><text:span text:style-name="T15"><text:line-break/></text:span><text:span text:style-name="T15"/></text:p>
            <text:p text:style-name="P45"><text:span text:style-name="T20"/></text:p>
            <text:p text:style-name="P45"><text:span text:style-name="T20"/></text:p>
            <text:list text:continue-numbering="true" text:style-name="L2">
              <text:list-header>
                <text:p text:style-name="P45"><text:span text:style-name="T20"/></text:p>
                <text:p text:style-name="P45"><text:span text:style-name="T15"/></text:p>
                <text:p text:style-name="P45"><text:span text:style-name="T15"/></text:p>
                <text:p text:style-name="P45"><text:span text:style-name="T15"/></text:p>
                <text:p text:style-name="P45"><text:span text:style-name="T15"/></text:p>
                <text:list>
                  <text:list-header>
                    <text:p text:style-name="P45"><text:span text:style-name="T15"/></text:p>
                    <text:p text:style-name="P45"><text:span text:style-name="T15"/></text:p>
                    <text:p text:style-name="P45"><text:span text:style-name="T15"/></text:p>
                    <text:p text:style-name="P45"><text:span text:style-name="T15"/></text:p>
                  </text:list-header>
                  <text:list-item>
                    <text:p text:style-name="P45"><text:span text:style-name="T15"/></text:p>
                  </text:list-item>
                  <text:list-item>
                    <text:p text:style-name="P45"><text:span text:style-name="T15"/></text:p>
                    <text:p text:style-name="P45"><text:span text:style-name="T15"/></text:p>
                    <text:p text:style-name="P45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45"><text:span text:style-name="T15"/></text:p>
              </text:list-header>
              <text:list-item>
                <text:p text:style-name="P45"><text:span text:style-name="T15"/></text:p>
              </text:list-item>
            </text:list>
            <text:p text:style-name="P47"><text:span text:style-name="T15"/></text:p>
            <text:p text:style-name="P45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1.417cm" svg:height="9.638cm" svg:x="4.794cm" svg:y="3.926cm" draw:page-number="4" presentation:class="page"/>
          <draw:frame presentation:style-name="pr4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office:forms form:automatic-focus="false" form:apply-design-mode="false"/>
        <draw:frame draw:name="Table2" draw:style-name="standard" draw:layer="layout" svg:width="11.955cm" svg:height="11.913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5" table:default-cell-style-name="ce51">
              <table:table-cell table:style-name="ce50">
                <text:p text:style-name="P32"><text:span text:style-name="T28">Milestone</text:span></text:p>
              </table:table-cell>
              <table:table-cell>
                <text:p text:style-name="P33"><text:span text:style-name="T7">Target Date</text:span></text:p>
              </table:table-cell>
              <table:table-cell>
                <text:p text:style-name="P33"><text:span text:style-name="T7">Actual Date</text:span></text:p>
              </table:table-cell>
              <table:table-cell>
                <text:p text:style-name="P33"><text:span text:style-name="T6">Status</text:span></text:p>
              </table:table-cell>
            </table:table-row>
            <table:table-row table:style-name="ro26" table:default-cell-style-name="ce52">
              <table:table-cell>
                <text:p text:style-name="P34"><text:span text:style-name="T29">Use cases and Technical Architecture</text:span></text:p>
              </table:table-cell>
              <table:table-cell>
                <text:p text:style-name="P34"><text:span text:style-name="T29">28/10/ 2013</text:span></text:p>
              </table:table-cell>
              <table:table-cell table:style-name="ce53">
                <text:p text:style-name="P34"><text:span text:style-name="T9">22/10/2013</text:span></text:p>
              </table:table-cell>
              <table:table-cell table:style-name="ce54">
                <text:p text:style-name="P35"><text:span text:style-name="T29">Complete</text:span></text:p>
              </table:table-cell>
            </table:table-row>
            <table:table-row table:style-name="ro20" table:default-cell-style-name="ce52">
              <table:table-cell>
                <text:p text:style-name="P34"><text:span text:style-name="T29">Prototype 1</text:span></text:p>
              </table:table-cell>
              <table:table-cell>
                <text:p text:style-name="P34"><text:span text:style-name="T29">11/12/</text:span></text:p>
                <text:p text:style-name="P34"><text:span text:style-name="T29">2013</text:span></text:p>
              </table:table-cell>
              <table:table-cell table:style-name="ce55">
                <text:p text:style-name="P31"><text:span text:style-name="T29">11/12/</text:span></text:p>
                <text:p text:style-name="P31"><text:span text:style-name="T29">2013</text:span></text:p>
              </table:table-cell>
              <table:table-cell table:style-name="ce56">
                <text:p text:style-name="P36"><text:span text:style-name="T29">Complete</text:span></text:p>
              </table:table-cell>
            </table:table-row>
            <table:table-row table:style-name="ro27">
              <table:table-cell table:style-name="ce57">
                <text:p text:style-name="P37"><text:span text:style-name="T30">Prototype 2 – Exam Break</text:span></text:p>
              </table:table-cell>
              <table:table-cell table:style-name="ce58">
                <text:p text:style-name="P38"><text:span text:style-name="T30">10/01/</text:span></text:p>
                <text:p text:style-name="P38"><text:span text:style-name="T30">2014</text:span></text:p>
              </table:table-cell>
              <table:table-cell table:style-name="ce52"/>
              <table:table-cell table:style-name="ce59"/>
            </table:table-row>
            <table:table-row table:style-name="ro6">
              <table:table-cell table:style-name="ce60">
                <text:p text:style-name="P39"><text:span text:style-name="T31">Restart Dev</text:span></text:p>
              </table:table-cell>
              <table:table-cell table:style-name="ce61">
                <text:p text:style-name="P40"><text:span text:style-name="T30">03/02</text:span></text:p>
                <text:p text:style-name="P40"><text:span text:style-name="T30">2014</text:span></text:p>
              </table:table-cell>
              <table:table-cell table:style-name="ce62"/>
              <table:table-cell table:style-name="ce56"/>
            </table:table-row>
            <table:table-row table:style-name="ro28" table:default-cell-style-name="ce60">
              <table:table-cell>
                <text:p text:style-name="P39"><text:span text:style-name="T30">Easter Break</text:span></text:p>
              </table:table-cell>
              <table:table-cell>
                <text:p text:style-name="P39"><text:span text:style-name="T30">14/04</text:span></text:p>
                <text:p text:style-name="P39"><text:span text:style-name="T30">2014</text:span></text:p>
              </table:table-cell>
              <table:table-cell table:style-name="ce62">
                <text:p text:style-name="P41"><text:span text:style-name="T11"/></text:p>
                <text:p text:style-name="P41"><text:span text:style-name="T11"/></text:p>
              </table:table-cell>
              <table:table-cell table:style-name="ce63"/>
            </table:table-row>
            <table:table-row table:style-name="ro29" table:default-cell-style-name="ce60">
              <table:table-cell>
                <text:p text:style-name="P39"><text:span text:style-name="T30">Complete</text:span></text:p>
              </table:table-cell>
              <table:table-cell>
                <text:p text:style-name="P39"><text:span text:style-name="T30">07/05/</text:span></text:p>
                <text:p text:style-name="P39"><text:span text:style-name="T30">2014</text:span></text:p>
              </table:table-cell>
              <table:table-cell table:style-name="ce64"/>
              <table:table-cell table:style-name="ce65"/>
            </table:table-row>
            <table:table-row table:style-name="ro29" table:default-cell-style-name="ce60">
              <table:table-cell>
                <text:p text:style-name="P39"><text:span text:style-name="T30">Demo and Handover </text:span></text:p>
              </table:table-cell>
              <table:table-cell>
                <text:p text:style-name="P39"><text:span text:style-name="T30">12/05</text:span></text:p>
                <text:p text:style-name="P39"><text:span text:style-name="T30">2014</text:span></text:p>
              </table:table-cell>
              <table:table-cell table:style-name="ce64"/>
              <table:table-cell table:style-name="ce66"/>
            </table:table-row>
            <table:table-row table:style-name="ro30" table:default-cell-style-name="ce67">
              <table:table-cell/>
              <table:table-cell/>
              <table:table-cell table:style-name="ce64"/>
              <table:table-cell table:style-name="ce66"/>
            </table:table-row>
          </table:table>
          <draw:image xlink:href="Pictures/TablePreview9.svm" xlink:type="simple" xlink:show="embed" xlink:actuate="onLoad"/>
        </draw:frame>
        <draw:custom-shape draw:name="Custom Shape1" draw:style-name="gr18" draw:text-style-name="P22" draw:layer="Layout" svg:width="12.427cm" svg:height="0.843cm" svg:x="0.271cm" svg:y="1.7cm">
          <text:p text:style-name="P27"><text:span text:style-name="T22">ITT – ICS CD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46">
                <text:p text:style-name="P28"><text:span text:style-name="T27">Shane Murphy</text:span></text:p>
              </table:table-cell>
              <table:table-cell table:style-name="ce47">
                <text:p text:style-name="P29"><text:span text:style-name="T3">Overall Status</text:span></text:p>
              </table:table-cell>
            </table:table-row>
            <table:table-row table:style-name="ro2">
              <table:table-cell table:style-name="ce48">
                <text:p text:style-name="P30"><text:span text:style-name="T4">ITT –</text:span><text:span text:style-name="T24"> ICS CD Adoption Dashboard</text:span></text:p>
              </table:table-cell>
              <table:table-cell table:style-name="ce49">
                <text:p text:style-name="P31"><text:span text:style-name="T5">Green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4" draw:layer="layout" svg:width="12.677cm" svg:height="5.634cm" svg:x="13.873cm" svg:y="4.766cm">
          <draw:text-box>
            <text:p text:style-name="P42"><text:span text:style-name="T20">Accomplishments:</text:span></text:p>
            <text:list text:style-name="L2">
              <text:list-item>
                <text:p text:style-name="P43"><text:span text:style-name="T25"><text:s/></text:span><text:span text:style-name="T25">Time spent understanding REST – better use of time to return to RTC and Java API to finish functionality here before tackling RQM/Jenkins functionality</text:span></text:p>
              </text:list-item>
              <text:list-item>
                <text:p text:style-name="P43"><text:span text:style-name="T25"><text:s/></text:span><text:span text:style-name="T25">Split Services out into DomainService and RTC Service</text:span></text:p>
              </text:list-item>
              <text:list-item>
                <text:p text:style-name="P43"><text:span text:style-name="T25"><text:s/></text:span><text:span text:style-name="T25">Domain classes aded and cardinality constraints implemented and cascade delete operations – Key constraint issues originally.</text:span></text:p>
              </text:list-item>
              <text:list-item>
                <text:p text:style-name="P43"><text:span text:style-name="T25"><text:s/></text:span><text:span text:style-name="T25">Method to retrieve database state fully functional for Teams and Builds.</text:span></text:p>
              </text:list-item>
            </text:list>
            <text:list text:style-name="L3">
              <text:list-item>
                <text:p text:style-name="P43"><text:span text:style-name="T25"><text:s/></text:span><text:span text:style-name="T25">Average Build Time for team passed into teamInfo view.</text:span></text:p>
              </text:list-item>
              <text:list-item>
                <text:p text:style-name="P43"><text:span text:style-name="T25"><text:s/></text:span><text:span text:style-name="T25">Views implemented for Teams/Builds/WorkItems.</text:span></text:p>
              </text:list-item>
            </text:list>
          </draw:text-box>
        </draw:frame>
        <draw:frame draw:name="Text Frame2" draw:style-name="gr20" draw:text-style-name="P24" draw:layer="layout" svg:width="12.681cm" svg:height="2.4cm" svg:x="13.847cm" svg:y="11cm">
          <draw:text-box>
            <text:p text:style-name="P42"><text:span text:style-name="T20">Upcoming Work:</text:span></text:p>
            <text:list text:style-name="L2">
              <text:list-item>
                <text:p text:style-name="P42"><text:span text:style-name="T15"><text:s/></text:span><text:span text:style-name="T15">Fix WorkItems issues.</text:span></text:p>
              </text:list-item>
              <text:list-item>
                <text:p text:style-name="P42"><text:span text:style-name="T15"><text:s/></text:span><text:span text:style-name="T15">Implement graphic representation for build times (over time).</text:span></text:p>
              </text:list-item>
              <text:list-item>
                <text:p text:style-name="P42"><text:span text:style-name="T15"><text:s/></text:span><text:span text:style-name="T15">Debug CSS issues. </text:span></text:p>
              </text:list-item>
            </text:list>
            <text:p text:style-name="P42"><text:span text:style-name="T20"/></text:p>
            <text:p text:style-name="P42"><text:span text:style-name="T15"/></text:p>
            <text:list text:style-name="L1">
              <text:list-header>
                <text:p text:style-name="P42"><text:span text:style-name="T15"/></text:p>
              </text:list-header>
            </text:list>
            <text:p text:style-name="P42"><text:span text:style-name="T20"/></text:p>
            <text:list text:continue-numbering="true" text:style-name="L1">
              <text:list-header>
                <text:p text:style-name="P42"><text:span text:style-name="T15"/></text:p>
              </text:list-header>
            </text:list>
            <text:p text:style-name="P43"><text:span text:style-name="T25"/></text:p>
          </draw:text-box>
        </draw:frame>
        <draw:frame draw:name="Text Frame3" draw:style-name="gr21" draw:text-style-name="P25" draw:layer="layout" svg:width="12.684cm" svg:height="5.661cm" svg:x="13.843cm" svg:y="13.939cm">
          <draw:text-box>
            <text:p text:style-name="P45"><text:span text:style-name="T20">Issues/risks:</text:span></text:p>
            <text:list text:style-name="L2">
              <text:list-item>
                <text:p text:style-name="P46"><text:span text:style-name="T18"><text:s/></text:span><text:span text:style-name="T18">OneUi CSS is not being applied to HTML for some reason.</text:span></text:p>
              </text:list-item>
              <text:list-item>
                <text:p text:style-name="P46"><text:span text:style-name="T18"><text:s/></text:span><text:span text:style-name="T18">Breakpoints do nothing.</text:span></text:p>
              </text:list-item>
              <text:list-item>
                <text:p text:style-name="P46"><text:span text:style-name="T18"><text:s/></text:span><text:span text:style-name="T18">Intermittent issues with Domain methods (get() exists())</text:span></text:p>
              </text:list-item>
              <text:list-item>
                <text:p text:style-name="P46"><text:span text:style-name="T18"><text:s/></text:span><text:span text:style-name="T18">WorkItems not saving or associating with their builds, but are being retrieved correctly from the server.</text:span></text:p>
              </text:list-item>
              <text:list-item>
                <text:p text:style-name="P46"><text:span text:style-name="T18"><text:s/></text:span><text:span text:style-name="T25">WorkItems proving to be difficult – Issues saving them, got this working, then constraint (many to many) issues when deleting (dropping entire tables for testing), fixed this and workitems were no longer saving</text:span><text:span text:style-name="T18"> <text:s/></text:span></text:p>
                <text:p text:style-name="P46"><text:span text:style-name="T18"/></text:p>
              </text:list-item>
            </text:list>
            <text:p text:style-name="P46"><text:span text:style-name="T18"/></text:p>
            <text:p text:style-name="P46"><text:span text:style-name="T18"><text:s text:c="2"/></text:span></text:p>
            <text:p text:style-name="P46"><text:span text:style-name="T18"><text:line-break/></text:span><text:span text:style-name="T18"><text:line-break/></text:span><text:span text:style-name="T15"><text:line-break/></text:span><text:span text:style-name="T15"/></text:p>
            <text:p text:style-name="P45"><text:span text:style-name="T20"/></text:p>
            <text:p text:style-name="P45"><text:span text:style-name="T20"/></text:p>
            <text:list text:continue-numbering="true" text:style-name="L2">
              <text:list-header>
                <text:p text:style-name="P45"><text:span text:style-name="T20"/></text:p>
                <text:p text:style-name="P45"><text:span text:style-name="T15"/></text:p>
                <text:p text:style-name="P45"><text:span text:style-name="T15"/></text:p>
                <text:p text:style-name="P45"><text:span text:style-name="T15"/></text:p>
                <text:p text:style-name="P45"><text:span text:style-name="T15"/></text:p>
                <text:list>
                  <text:list-header>
                    <text:p text:style-name="P45"><text:span text:style-name="T15"/></text:p>
                    <text:p text:style-name="P45"><text:span text:style-name="T15"/></text:p>
                    <text:p text:style-name="P45"><text:span text:style-name="T15"/></text:p>
                    <text:p text:style-name="P45"><text:span text:style-name="T15"/></text:p>
                  </text:list-header>
                  <text:list-item>
                    <text:p text:style-name="P45"><text:span text:style-name="T15"/></text:p>
                  </text:list-item>
                  <text:list-item>
                    <text:p text:style-name="P45"><text:span text:style-name="T15"/></text:p>
                    <text:p text:style-name="P45"><text:span text:style-name="T15"/></text:p>
                    <text:p text:style-name="P45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45"><text:span text:style-name="T15"/></text:p>
              </text:list-header>
              <text:list-item>
                <text:p text:style-name="P45"><text:span text:style-name="T15"/></text:p>
              </text:list-item>
            </text:list>
            <text:p text:style-name="P47"><text:span text:style-name="T15"/></text:p>
            <text:p text:style-name="P45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4-02-04T19:37:14.402444000</dc:date>
    <meta:printed-by>rhea_berger</meta:printed-by>
    <meta:print-date>2010-01-31T23:29:15</meta:print-date>
    <dc:language>en-US</dc:language>
    <meta:editing-cycles>202</meta:editing-cycles>
    <meta:editing-duration>P5DT9H52M27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